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9736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Horizontal_2.png</text:p>
          </table:table-cell>
          <table:table-cell office:value-type="float" office:value="5400">
            <text:p>5400</text:p>
          </table:table-cell>
          <table:table-cell office:value-type="float" office:value="1080">
            <text:p>1080</text:p>
          </table:table-cell>
          <table:table-cell office:value-type="float" office:value="15">
            <text:p>15</text:p>
          </table:table-cell>
          <table:table-cell office:value-type="string">
            <text:p>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1.5f</text:p>
          </table:table-cell>
          <table:table-cell office:value-type="string">
            <text:p>0.10f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8.0f</text:p>
          </table:table-cell>
          <table:table-cell office:value-type="string">
            <text:p>0.30f</text:p>
          </table:table-cell>
          <table:table-cell office:value-type="string">
            <text:p>0.10f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3/25/2015</text:date>, <text:time>01:0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25T01:02:43.93</dc:date>
    <dc:creator>Wister </dc:creator>
    <meta:editing-duration>PT1M12S</meta:editing-duration>
    <meta:editing-cycles>5</meta:editing-cycles>
    <meta:document-statistic meta:table-count="1" meta:cell-count="37" meta:object-count="0"/>
  </office:meta>
</office:document-meta>
</file>